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92H45M47.787051S" calcext:value-type="time">
            <text:p>1792:4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4H24M05.414S" calcext:value-type="time">
            <text:p>04:24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5H44M09.681S" calcext:value-type="time">
            <text:p>35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07:46:43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7T15:01:26.460000000</dc:date>
    <meta:editing-duration>P80DT12H22M21S</meta:editing-duration>
    <meta:editing-cycles>2128</meta:editing-cycles>
    <meta:generator>LibreOffice/7.2.6.2$Windows_X86_64 LibreOffice_project/b0ec3a565991f7569a5a7f5d24fed7f52653d754</meta:generator>
    <dc:creator>Benjamin Laws</dc:creator>
    <meta:document-statistic meta:table-count="2" meta:cell-count="2592" meta:object-count="0"/>
  </office:meta>
</office:document-meta>
</file>